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9pt"/>
    </style:style>
    <style:style style:name="co2" style:family="table-column">
      <style:table-column-properties fo:break-before="auto" style:column-width="48.9pt"/>
    </style:style>
    <style:style style:name="co3" style:family="table-column">
      <style:table-column-properties fo:break-before="auto" style:column-width="46.6pt"/>
    </style:style>
    <style:style style:name="co4" style:family="table-column">
      <style:table-column-properties fo:break-before="auto" style:column-width="42.75pt"/>
    </style:style>
    <style:style style:name="co5" style:family="table-column">
      <style:table-column-properties fo:break-before="auto" style:column-width="53.55pt"/>
    </style:style>
    <style:style style:name="co6" style:family="table-column">
      <style:table-column-properties fo:break-before="auto" style:column-width="52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lative_strength_index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oss 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</table:table-row>
        <table:table-row table:style-name="ro1">
          <table:table-cell office:value-type="string" calcext:value-type="string">
            <text:p>14-Dec-09</text:p>
          </table:table-cell>
          <table:table-cell office:value-type="float" office:value="44.3389" calcext:value-type="float">
            <text:p>44.338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9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0" calcext:value-type="float">
            <text:p>0</text:p>
          </table:table-cell>
          <table:table-cell office:value-type="float" office:value="0.2487" calcext:value-type="float">
            <text:p>0.24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9</text:p>
          </table:table-cell>
          <table:table-cell office:value-type="float" office:value="44.1497" calcext:value-type="float">
            <text:p>44.1497</text:p>
          </table:table-cell>
          <table:table-cell table:number-columns-repeated="2" office:value-type="float" office:value="0.0595" calcext:value-type="float">
            <text:p>0.05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9</text:p>
          </table:table-cell>
          <table:table-cell office:value-type="float" office:value="43.6124" calcext:value-type="float">
            <text:p>43.6124</text:p>
          </table:table-cell>
          <table:table-cell office:value-type="float" office:value="-0.5373" calcext:value-type="float">
            <text:p>-0.5373</text:p>
          </table:table-cell>
          <table:table-cell office:value-type="float" office:value="0" calcext:value-type="float">
            <text:p>0</text:p>
          </table:table-cell>
          <table:table-cell office:value-type="float" office:value="0.5373" calcext:value-type="float">
            <text:p>0.53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9</text:p>
          </table:table-cell>
          <table:table-cell office:value-type="float" office:value="44.3278" calcext:value-type="float">
            <text:p>44.3278</text:p>
          </table:table-cell>
          <table:table-cell table:number-columns-repeated="2" office:value-type="float" office:value="0.7154" calcext:value-type="float">
            <text:p>0.71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9</text:p>
          </table:table-cell>
          <table:table-cell office:value-type="float" office:value="44.8264" calcext:value-type="float">
            <text:p>44.8264</text:p>
          </table:table-cell>
          <table:table-cell table:number-columns-repeated="2" office:value-type="float" office:value="0.4986" calcext:value-type="float">
            <text:p>0.49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9</text:p>
          </table:table-cell>
          <table:table-cell office:value-type="float" office:value="45.0955" calcext:value-type="float">
            <text:p>45.0955</text:p>
          </table:table-cell>
          <table:table-cell table:number-columns-repeated="2" office:value-type="float" office:value="0.2691" calcext:value-type="float">
            <text:p>0.26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9</text:p>
          </table:table-cell>
          <table:table-cell office:value-type="float" office:value="45.4245" calcext:value-type="float">
            <text:p>45.4245</text:p>
          </table:table-cell>
          <table:table-cell table:number-columns-repeated="2" office:value-type="float" office:value="0.329" calcext:value-type="float">
            <text:p>0.3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Dec-09</text:p>
          </table:table-cell>
          <table:table-cell office:value-type="float" office:value="45.8433" calcext:value-type="float">
            <text:p>45.8433</text:p>
          </table:table-cell>
          <table:table-cell table:number-columns-repeated="2" office:value-type="float" office:value="0.4188" calcext:value-type="float">
            <text:p>0.41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9</text:p>
          </table:table-cell>
          <table:table-cell office:value-type="float" office:value="46.0826" calcext:value-type="float">
            <text:p>46.0826</text:p>
          </table:table-cell>
          <table:table-cell table:number-columns-repeated="2" office:value-type="float" office:value="0.2393" calcext:value-type="float">
            <text:p>0.23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9</text:p>
          </table:table-cell>
          <table:table-cell office:value-type="float" office:value="45.8931" calcext:value-type="float">
            <text:p>45.8931</text:p>
          </table:table-cell>
          <table:table-cell office:value-type="float" office:value="-0.1895" calcext:value-type="float">
            <text:p>-0.1895</text:p>
          </table:table-cell>
          <table:table-cell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9</text:p>
          </table:table-cell>
          <table:table-cell office:value-type="float" office:value="46.0328" calcext:value-type="float">
            <text:p>46.0328</text:p>
          </table:table-cell>
          <table:table-cell table:number-columns-repeated="2" office:value-type="float" office:value="0.1397" calcext:value-type="float">
            <text:p>0.13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Dec-09</text:p>
          </table:table-cell>
          <table:table-cell office:value-type="float" office:value="45.614" calcext:value-type="float">
            <text:p>45.614</text:p>
          </table:table-cell>
          <table:table-cell office:value-type="float" office:value="-0.4188" calcext:value-type="float">
            <text:p>-0.4188</text:p>
          </table:table-cell>
          <table:table-cell office:value-type="float" office:value="0" calcext:value-type="float">
            <text:p>0</text:p>
          </table:table-cell>
          <table:table-cell office:value-type="float" office:value="0.4188" calcext:value-type="float">
            <text:p>0.4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0</text:p>
          </table:table-cell>
          <table:table-cell office:value-type="float" office:value="46.282" calcext:value-type="float">
            <text:p>46.282</text:p>
          </table:table-cell>
          <table:table-cell table:number-columns-repeated="2" office:value-type="float" office:value="0.668" calcext:value-type="float">
            <text:p>0.6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0</text:p>
          </table:table-cell>
          <table:table-cell office:value-type="float" office:value="46.282" calcext:value-type="float">
            <text:p>46.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3936" calcext:value-type="float">
            <text:p>2.3936</text:p>
          </table:table-cell>
          <table:table-cell office:value-type="float" office:value="70.5328" calcext:value-type="float">
            <text:p>70.5328</text:p>
          </table:table-cell>
        </table:table-row>
        <table:table-row table:style-name="ro1">
          <table:table-cell office:value-type="string" calcext:value-type="string">
            <text:p>6-Jan-10</text:p>
          </table:table-cell>
          <table:table-cell office:value-type="float" office:value="46.0028" calcext:value-type="float">
            <text:p>46.0028</text:p>
          </table:table-cell>
          <table:table-cell office:value-type="float" office:value="-0.2792" calcext:value-type="float">
            <text:p>-0.2792</text:p>
          </table:table-cell>
          <table:table-cell office:value-type="float" office:value="0" calcext:value-type="float">
            <text:p>0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1124" calcext:value-type="float">
            <text:p>0.1124</text:p>
          </table:table-cell>
          <table:table-cell office:value-type="float" office:value="1.969" calcext:value-type="float">
            <text:p>1.969</text:p>
          </table:table-cell>
          <table:table-cell office:value-type="float" office:value="66.3186" calcext:value-type="float">
            <text:p>66.3186</text:p>
          </table:table-cell>
        </table:table-row>
        <table:table-row table:style-name="ro1">
          <table:table-cell office:value-type="string" calcext:value-type="string">
            <text:p>7-Jan-10</text:p>
          </table:table-cell>
          <table:table-cell office:value-type="float" office:value="46.0328" calcext:value-type="float">
            <text:p>46.032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044" calcext:value-type="float">
            <text:p>0.1044</text:p>
          </table:table-cell>
          <table:table-cell office:value-type="float" office:value="1.9895" calcext:value-type="float">
            <text:p>1.9895</text:p>
          </table:table-cell>
          <table:table-cell office:value-type="float" office:value="66.5498" calcext:value-type="float">
            <text:p>66.5498</text:p>
          </table:table-cell>
        </table:table-row>
        <table:table-row table:style-name="ro1">
          <table:table-cell office:value-type="string" calcext:value-type="string">
            <text:p>8-Jan-10</text:p>
          </table:table-cell>
          <table:table-cell office:value-type="float" office:value="46.4116" calcext:value-type="float">
            <text:p>46.4116</text:p>
          </table:table-cell>
          <table:table-cell table:number-columns-repeated="2" office:value-type="float" office:value="0.3788" calcext:value-type="float">
            <text:p>0.3788</text:p>
          </table:table-cell>
          <table:table-cell office:value-type="float" office:value="0" calcext:value-type="float">
            <text:p>0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0969" calcext:value-type="float">
            <text:p>0.0969</text:p>
          </table:table-cell>
          <table:table-cell office:value-type="float" office:value="2.2686" calcext:value-type="float">
            <text:p>2.2686</text:p>
          </table:table-cell>
          <table:table-cell office:value-type="float" office:value="69.4063" calcext:value-type="float">
            <text:p>69.4063</text:p>
          </table:table-cell>
        </table:table-row>
        <table:table-row table:style-name="ro1">
          <table:table-cell office:value-type="string" calcext:value-type="string">
            <text:p>11-Jan-10</text:p>
          </table:table-cell>
          <table:table-cell office:value-type="float" office:value="46.2222" calcext:value-type="float">
            <text:p>46.2222</text:p>
          </table:table-cell>
          <table:table-cell office:value-type="float" office:value="-0.1894" calcext:value-type="float">
            <text:p>-0.1894</text:p>
          </table:table-cell>
          <table:table-cell office:value-type="float" office:value="0" calcext:value-type="float">
            <text:p>0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1035" calcext:value-type="float">
            <text:p>0.1035</text:p>
          </table:table-cell>
          <table:table-cell office:value-type="float" office:value="1.9722" calcext:value-type="float">
            <text:p>1.9722</text:p>
          </table:table-cell>
          <table:table-cell office:value-type="float" office:value="66.3552" calcext:value-type="float">
            <text:p>66.3552</text:p>
          </table:table-cell>
        </table:table-row>
        <table:table-row table:style-name="ro1">
          <table:table-cell office:value-type="string" calcext:value-type="string">
            <text:p>12-Jan-10</text:p>
          </table:table-cell>
          <table:table-cell office:value-type="float" office:value="45.6439" calcext:value-type="float">
            <text:p>45.6439</text:p>
          </table:table-cell>
          <table:table-cell office:value-type="float" office:value="-0.5783" calcext:value-type="float">
            <text:p>-0.5783</text:p>
          </table:table-cell>
          <table:table-cell office:value-type="float" office:value="0" calcext:value-type="float">
            <text:p>0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375" calcext:value-type="float">
            <text:p>0.1375</text:p>
          </table:table-cell>
          <table:table-cell office:value-type="float" office:value="1.3795" calcext:value-type="float">
            <text:p>1.3795</text:p>
          </table:table-cell>
          <table:table-cell office:value-type="float" office:value="57.9749" calcext:value-type="float">
            <text:p>57.9749</text:p>
          </table:table-cell>
        </table:table-row>
        <table:table-row table:style-name="ro1">
          <table:table-cell office:value-type="string" calcext:value-type="string">
            <text:p>13-Jan-10</text:p>
          </table:table-cell>
          <table:table-cell office:value-type="float" office:value="46.2122" calcext:value-type="float">
            <text:p>46.2122</text:p>
          </table:table-cell>
          <table:table-cell table:number-columns-repeated="2" office:value-type="float" office:value="0.5683" calcext:value-type="float">
            <text:p>0.5683</text:p>
          </table:table-cell>
          <table:table-cell office:value-type="float" office:value="0" calcext:value-type="float">
            <text:p>0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276" calcext:value-type="float">
            <text:p>0.1276</text:p>
          </table:table-cell>
          <table:table-cell office:value-type="float" office:value="1.6976" calcext:value-type="float">
            <text:p>1.6976</text:p>
          </table:table-cell>
          <table:table-cell office:value-type="float" office:value="62.9296" calcext:value-type="float">
            <text:p>62.9296</text:p>
          </table:table-cell>
        </table:table-row>
        <table:table-row table:style-name="ro1">
          <table:table-cell office:value-type="string" calcext:value-type="string">
            <text:p>14-Jan-10</text:p>
          </table:table-cell>
          <table:table-cell office:value-type="float" office:value="46.2521" calcext:value-type="float">
            <text:p>46.2521</text:p>
          </table:table-cell>
          <table:table-cell table:number-columns-repeated="2" office:value-type="float" office:value="0.0399" calcext:value-type="float">
            <text:p>0.0399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1185" calcext:value-type="float">
            <text:p>0.1185</text:p>
          </table:table-cell>
          <table:table-cell office:value-type="float" office:value="1.7216" calcext:value-type="float">
            <text:p>1.7216</text:p>
          </table:table-cell>
          <table:table-cell office:value-type="float" office:value="63.2571" calcext:value-type="float">
            <text:p>63.2571</text:p>
          </table:table-cell>
        </table:table-row>
        <table:table-row table:style-name="ro1">
          <table:table-cell office:value-type="string" calcext:value-type="string">
            <text:p>15-Jan-10</text:p>
          </table:table-cell>
          <table:table-cell office:value-type="float" office:value="45.7137" calcext:value-type="float">
            <text:p>45.7137</text:p>
          </table:table-cell>
          <table:table-cell office:value-type="float" office:value="-0.5384" calcext:value-type="float">
            <text:p>-0.5384</text:p>
          </table:table-cell>
          <table:table-cell office:value-type="float" office:value="0" calcext:value-type="float">
            <text:p>0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1485" calcext:value-type="float">
            <text:p>0.1485</text:p>
          </table:table-cell>
          <table:table-cell office:value-type="float" office:value="1.2758" calcext:value-type="float">
            <text:p>1.2758</text:p>
          </table:table-cell>
          <table:table-cell office:value-type="float" office:value="56.0593" calcext:value-type="float">
            <text:p>56.0593</text:p>
          </table:table-cell>
        </table:table-row>
        <table:table-row table:style-name="ro1">
          <table:table-cell office:value-type="string" calcext:value-type="string">
            <text:p>19-Jan-10</text:p>
          </table:table-cell>
          <table:table-cell office:value-type="float" office:value="46.4515" calcext:value-type="float">
            <text:p>46.4515</text:p>
          </table:table-cell>
          <table:table-cell table:number-columns-repeated="2" office:value-type="float" office:value="0.7378" calcext:value-type="float">
            <text:p>0.7378</text:p>
          </table:table-cell>
          <table:table-cell office:value-type="float" office:value="0" calcext:value-type="float">
            <text:p>0</text:p>
          </table:table-cell>
          <table:table-cell office:value-type="float" office:value="0.2286" calcext:value-type="float">
            <text:p>0.2286</text:p>
          </table:table-cell>
          <table:table-cell office:value-type="float" office:value="0.1379" calcext:value-type="float">
            <text:p>0.1379</text:p>
          </table:table-cell>
          <table:table-cell office:value-type="float" office:value="1.658" calcext:value-type="float">
            <text:p>1.658</text:p>
          </table:table-cell>
          <table:table-cell office:value-type="float" office:value="62.3771" calcext:value-type="float">
            <text:p>62.3771</text:p>
          </table:table-cell>
        </table:table-row>
        <table:table-row table:style-name="ro1">
          <table:table-cell office:value-type="string" calcext:value-type="string">
            <text:p>20-Jan-10</text:p>
          </table:table-cell>
          <table:table-cell office:value-type="float" office:value="45.7835" calcext:value-type="float">
            <text:p>45.7835</text:p>
          </table:table-cell>
          <table:table-cell office:value-type="float" office:value="-0.668" calcext:value-type="float">
            <text:p>-0.668</text:p>
          </table:table-cell>
          <table:table-cell office:value-type="float" office:value="0" calcext:value-type="float">
            <text:p>0</text:p>
          </table:table-cell>
          <table:table-cell office:value-type="float" office:value="0.668" calcext:value-type="float">
            <text:p>0.668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1758" calcext:value-type="float">
            <text:p>0.1758</text:p>
          </table:table-cell>
          <table:table-cell office:value-type="float" office:value="1.2079" calcext:value-type="float">
            <text:p>1.2079</text:p>
          </table:table-cell>
          <table:table-cell office:value-type="float" office:value="54.7076" calcext:value-type="float">
            <text:p>54.7076</text:p>
          </table:table-cell>
        </table:table-row>
        <table:table-row table:style-name="ro1">
          <table:table-cell office:value-type="string" calcext:value-type="string">
            <text:p>21-Jan-10</text:p>
          </table:table-cell>
          <table:table-cell office:value-type="float" office:value="45.3548" calcext:value-type="float">
            <text:p>45.3548</text:p>
          </table:table-cell>
          <table:table-cell office:value-type="float" office:value="-0.4287" calcext:value-type="float">
            <text:p>-0.4287</text:p>
          </table:table-cell>
          <table:table-cell office:value-type="float" office:value="0" calcext:value-type="float">
            <text:p>0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938" calcext:value-type="float">
            <text:p>0.1938</text:p>
          </table:table-cell>
          <table:table-cell office:value-type="float" office:value="1.0171" calcext:value-type="float">
            <text:p>1.0171</text:p>
          </table:table-cell>
          <table:table-cell office:value-type="float" office:value="50.4228" calcext:value-type="float">
            <text:p>50.4228</text:p>
          </table:table-cell>
        </table:table-row>
        <table:table-row table:style-name="ro1">
          <table:table-cell office:value-type="string" calcext:value-type="string">
            <text:p>22-Jan-10</text:p>
          </table:table-cell>
          <table:table-cell office:value-type="float" office:value="44.0288" calcext:value-type="float">
            <text:p>44.0288</text:p>
          </table:table-cell>
          <table:table-cell office:value-type="float" office:value="-1.326" calcext:value-type="float">
            <text:p>-1.326</text:p>
          </table:table-cell>
          <table:table-cell office:value-type="float" office:value="0" calcext:value-type="float">
            <text:p>0</text:p>
          </table:table-cell>
          <table:table-cell office:value-type="float" office:value="1.326" calcext:value-type="float">
            <text:p>1.326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6664" calcext:value-type="float">
            <text:p>0.6664</text:p>
          </table:table-cell>
          <table:table-cell office:value-type="float" office:value="39.9898" calcext:value-type="float">
            <text:p>39.9898</text:p>
          </table:table-cell>
        </table:table-row>
        <table:table-row table:style-name="ro1">
          <table:table-cell office:value-type="string" calcext:value-type="string">
            <text:p>25-Jan-10</text:p>
          </table:table-cell>
          <table:table-cell office:value-type="float" office:value="44.1783" calcext:value-type="float">
            <text:p>44.1783</text:p>
          </table:table-cell>
          <table:table-cell table:number-columns-repeated="2" office:value-type="float" office:value="0.1495" calcext:value-type="float">
            <text:p>0.1495</text:p>
          </table:table-cell>
          <table:table-cell office:value-type="float" office:value="0" calcext:value-type="float">
            <text:p>0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082" calcext:value-type="float">
            <text:p>0.7082</text:p>
          </table:table-cell>
          <table:table-cell office:value-type="float" office:value="41.4605" calcext:value-type="float">
            <text:p>41.4605</text:p>
          </table:table-cell>
        </table:table-row>
        <table:table-row table:style-name="ro1">
          <table:table-cell office:value-type="string" calcext:value-type="string">
            <text:p>26-Jan-10</text:p>
          </table:table-cell>
          <table:table-cell office:value-type="float" office:value="44.2181" calcext:value-type="float">
            <text:p>44.2181</text:p>
          </table:table-cell>
          <table:table-cell table:number-columns-repeated="2" office:value-type="float" office:value="0.0398" calcext:value-type="float">
            <text:p>0.0398</text:p>
          </table:table-cell>
          <table:table-cell office:value-type="float" office:value="0" calcext:value-type="float">
            <text:p>0</text:p>
          </table:table-cell>
          <table:table-cell office:value-type="float" office:value="0.1706" calcext:value-type="float">
            <text:p>0.170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7203" calcext:value-type="float">
            <text:p>0.7203</text:p>
          </table:table-cell>
          <table:table-cell office:value-type="float" office:value="41.8689" calcext:value-type="float">
            <text:p>41.8689</text:p>
          </table:table-cell>
        </table:table-row>
        <table:table-row table:style-name="ro1">
          <table:table-cell office:value-type="string" calcext:value-type="string">
            <text:p>27-Jan-10</text:p>
          </table:table-cell>
          <table:table-cell office:value-type="float" office:value="44.5672" calcext:value-type="float">
            <text:p>44.5672</text:p>
          </table:table-cell>
          <table:table-cell table:number-columns-repeated="2" office:value-type="float" office:value="0.3491" calcext:value-type="float">
            <text:p>0.3491</text:p>
          </table:table-cell>
          <table:table-cell office:value-type="float" office:value="0" calcext:value-type="float">
            <text:p>0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8336" calcext:value-type="float">
            <text:p>0.8336</text:p>
          </table:table-cell>
          <table:table-cell office:value-type="float" office:value="45.4632" calcext:value-type="float">
            <text:p>45.4632</text:p>
          </table:table-cell>
        </table:table-row>
        <table:table-row table:style-name="ro1">
          <table:table-cell office:value-type="string" calcext:value-type="string">
            <text:p>28-Jan-10</text:p>
          </table:table-cell>
          <table:table-cell office:value-type="float" office:value="43.4205" calcext:value-type="float">
            <text:p>43.4205</text:p>
          </table:table-cell>
          <table:table-cell office:value-type="float" office:value="-1.1467" calcext:value-type="float">
            <text:p>-1.1467</text:p>
          </table:table-cell>
          <table:table-cell office:value-type="float" office:value="0" calcext:value-type="float">
            <text:p>0</text:p>
          </table:table-cell>
          <table:table-cell office:value-type="float" office:value="1.1467" calcext:value-type="float">
            <text:p>1.146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595" calcext:value-type="float">
            <text:p>0.595</text:p>
          </table:table-cell>
          <table:table-cell office:value-type="float" office:value="37.304" calcext:value-type="float">
            <text:p>37.304</text:p>
          </table:table-cell>
        </table:table-row>
        <table:table-row table:style-name="ro1">
          <table:table-cell office:value-type="string" calcext:value-type="string">
            <text:p>29-Jan-10</text:p>
          </table:table-cell>
          <table:table-cell office:value-type="float" office:value="42.6628" calcext:value-type="float">
            <text:p>42.6628</text:p>
          </table:table-cell>
          <table:table-cell office:value-type="float" office:value="-0.7577" calcext:value-type="float">
            <text:p>-0.7577</text:p>
          </table:table-cell>
          <table:table-cell office:value-type="float" office:value="0" calcext:value-type="float">
            <text:p>0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4943" calcext:value-type="float">
            <text:p>0.4943</text:p>
          </table:table-cell>
          <table:table-cell office:value-type="float" office:value="33.0795" calcext:value-type="float">
            <text:p>33.0795</text:p>
          </table:table-cell>
        </table:table-row>
        <table:table-row table:style-name="ro1">
          <table:table-cell office:value-type="string" calcext:value-type="string">
            <text:p>1-Feb-10</text:p>
          </table:table-cell>
          <table:table-cell office:value-type="float" office:value="43.1314" calcext:value-type="float">
            <text:p>43.1314</text:p>
          </table:table-cell>
          <table:table-cell table:number-columns-repeated="2"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1803" calcext:value-type="float">
            <text:p>0.1803</text:p>
          </table:table-cell>
          <table:table-cell office:value-type="float" office:value="0.297" calcext:value-type="float">
            <text:p>0.297</text:p>
          </table:table-cell>
          <table:table-cell office:value-type="float" office:value="0.607" calcext:value-type="float">
            <text:p>0.607</text:p>
          </table:table-cell>
          <table:table-cell office:value-type="float" office:value="37.773" calcext:value-type="float">
            <text:p>37.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22:17:15.411256059</dc:date>
    <meta:editing-duration>PT27S</meta:editing-duration>
    <meta:editing-cycles>1</meta:editing-cycles>
    <meta:document-statistic meta:table-count="1" meta:cell-count="306" meta:object-count="0"/>
    <meta:generator>LibreOffice/6.0.6.2$Linux_X86_64 LibreOffice_project/00m0$Build-2</meta:generator>
  </office:meta>
</office:document-meta>
</file>